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6.5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54.68mm" fo:break-before="auto" style:use-optimal-row-height="true"/>
    </style:style>
    <style:style style:name="ro124" style:family="table-row">
      <style:table-row-properties style:row-height="15.54mm" fo:break-before="auto" style:use-optimal-row-height="false"/>
    </style:style>
    <style:style style:name="ro125" style:family="table-row">
      <style:table-row-properties style:row-height="17.64mm" fo:break-before="auto" style:use-optimal-row-height="true"/>
    </style:style>
    <style:style style:name="ro126" style:family="table-row">
      <style:table-row-properties style:row-height="16.07mm" fo:break-before="auto" style:use-optimal-row-height="false"/>
    </style:style>
    <style:style style:name="ro127" style:family="table-row">
      <style:table-row-properties style:row-height="57.15mm" fo:break-before="auto" style:use-optimal-row-height="true"/>
    </style:style>
    <style:style style:name="ro128" style:family="table-row">
      <style:table-row-properties style:row-height="260.7mm" fo:break-before="auto" style:use-optimal-row-height="true"/>
    </style:style>
    <style:style style:name="ro129" style:family="table-row">
      <style:table-row-properties style:row-height="89.25mm" fo:break-before="auto" style:use-optimal-row-height="true"/>
    </style:style>
    <style:style style:name="ro130" style:family="table-row">
      <style:table-row-properties style:row-height="64.73mm" fo:break-before="auto" style:use-optimal-row-height="false"/>
    </style:style>
    <style:style style:name="ro131" style:family="table-row">
      <style:table-row-properties style:row-height="80.79mm" fo:break-before="auto" style:use-optimal-row-height="true"/>
    </style:style>
    <style:style style:name="ro132" style:family="table-row">
      <style:table-row-properties style:row-height="73.38mm" fo:break-before="auto" style:use-optimal-row-height="true"/>
    </style:style>
    <style:style style:name="ro133" style:family="table-row">
      <style:table-row-properties style:row-height="68.79mm" fo:break-before="auto" style:use-optimal-row-height="true"/>
    </style:style>
    <style:style style:name="ro134" style:family="table-row">
      <style:table-row-properties style:row-height="29.28mm" fo:break-before="auto" style:use-optimal-row-height="true"/>
    </style:style>
    <style:style style:name="ro13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style:style style:name="T18"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language-asian="ja" style:country-asian="JP" style:text-line-through-mode="continuous" fo:language="en" fo:country="US" fo:text-shadow="none" style:text-outline="false" fo:font-style="normal" style:text-line-through-type="none" style:text-underline-style="none" style:text-underline-color="font-color" fo:font-weight="normal" fo:font-size="10pt" style:font-name="Hiragino Kaku Gothic ProN" style:font-name-asian="ＭＳ Ｐゴシック" style:font-name-complex="Hiragino Kaku Gothic ProN"/>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3">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3">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3">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3">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3">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4">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5">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7">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8">「globalChrome.css」互換スクリプト:</text:span></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8">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text:span text:style-name="T4">@-moz-document</text:span></text:p>
            <text:p><text:span text:style-name="T4">  url-prefix("about:home"),</text:span></text:p>
            <text:p><text:span text:style-name="T4">  url-prefix("chrome://browser/content/abouthome/aboutHome.xhtml")</text:span></text:p>
            <text:p><text:span text:style-name="T4">  {</text:span></text:p>
            <text:p><text:span text:style-name="T4">    *|*#sync, *|*[id="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4">/* toolbar button */</text:span></text:p>
            <text:p><text:span text:style-name="T4">#sync-button,</text:span></text:p>
            <text:p><text:span text:style-name="T4">#wrapper-sync-button,</text:span></text:p>
            <text:p><text:span text:style-name="T4">#PanelUI-fxa-status,</text:span></text:p>
            <text:p><text:span text:style-name="T4">/* tab context menu */</text:span></text:p>
            <text:p><text:span text:style-name="T4">#sync-tabs-menuitem,</text:span></text:p>
            <text:p><text:span text:style-name="T4">#context_sendTabToDevice,</text:span></text:p>
            <text:p><text:span text:style-name="T4">#context_sendTabToDevice_separator,</text:span></text:p>
            <text:p><text:span text:style-name="T4">/* browser bottom */</text:span></text:p>
            <text:p><text:span text:style-name="T4">#syncLinksContainer,</text:span></text:p>
            <text:p><text:span text:style-name="T4">/* application menu */</text:span></text:p>
            <text:p><text:span text:style-name="T4">#sync-setup-appmenu,</text:span></text:p>
            <text:p><text:span text:style-name="T4">#sync-syncnowitem-appmenu,</text:span></text:p>
            <text:p><text:span text:style-name="T4">#sync-tabs-menuitem2,</text:span></text:p>
            <text:p><text:span text:style-name="T4">/* menu bar */</text:span></text:p>
            <text:p><text:span text:style-name="T4">#sync-setup,</text:span></text:p>
            <text:p><text:span text:style-name="T4">#sync-syncnowitem,</text:span></text:p>
            <text:p><text:span text:style-name="T4">#menu_tabsSidebar,</text:span></text:p>
            <text:p><text:span text:style-name="T4">/* customizable menu */</text:span></text:p>
            <text:p><text:span text:style-name="T4">.subviewbutton[label='同期タブ'],</text:span></text:p>
            <text:p><text:span text:style-name="T4">.subviewbutton[label='Synced Tabs'] {</text:span></text:p>
            <text:p><text:span text:style-name="T4">display: none !important;</text:span></text:p>
            <text:p><text:span text:style-name="T4">-moz-user-focus: ignore !important;</text:span></text:p>
            <text:p><text:span text:style-name="T4">}</text:span></text:p>
            <text:p/>
            <text:p><text:span text:style-name="T4">#wrapper-sync-button {</text:span></text:p>
            <text:p><text:span text:style-name="T4">    display: none !important;</text:span></text:p>
            <text:p><text:span text:style-name="T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9">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1">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11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2">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3">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2">0000/00/00</text:date>, <text:time style:data-style-name="N2" text:time-value="15:29:47.97457086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2T15:36:59.021203608</dc:date>
    <meta:editing-duration>P8DT20H38M17S</meta:editing-duration>
    <meta:editing-cycles>541</meta:editing-cycles>
    <meta:document-statistic meta:table-count="5" meta:cell-count="9569" meta:object-count="0"/>
  </office:meta>
</office:document-meta>
</file>